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7.0278in" fo:margin-left="0.0208in" fo:margin-top="0in" fo:margin-bottom="0in" table:align="left" style:writing-mode="lr-tb"/>
    </style:style>
    <style:style style:name="Table1.A" style:family="table-column">
      <style:table-column-properties style:column-width="7.027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3pt solid #000000" fo:border-right="3pt solid #000000" fo:border-top="3pt solid #000000" fo:border-bottom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-left="3pt solid #000000" fo:border-right="3pt solid #000000" fo:border-top="3pt solid #000000" fo:border-bottom="1.5pt solid #000000" style:writing-mode="lr-tb"/>
    </style:style>
    <style:style style:name="Table1.A3" style:family="table-cell">
      <style:table-cell-properties fo:padding-left="0.075in" fo:padding-right="0.075in" fo:padding-top="0in" fo:padding-bottom="0in" fo:border-left="3pt solid #000000" fo:border-right="3pt solid #000000" fo:border-top="1.5pt solid #000000" fo:border-bottom="0.75pt solid #000000" style:writing-mode="lr-tb"/>
    </style:style>
    <style:style style:name="Table1.A4" style:family="table-cell">
      <style:table-cell-properties fo:padding-left="0.075in" fo:padding-right="0.075in" fo:padding-top="0in" fo:padding-bottom="0in" fo:border-left="3pt solid #000000" fo:border-right="3pt solid #000000" fo:border-top="0.75pt solid #000000" fo:border-bottom="0.75pt solid #000000" style:writing-mode="lr-tb"/>
    </style:style>
    <style:style style:name="Table1.A7" style:family="table-cell">
      <style:table-cell-properties fo:padding-left="0.075in" fo:padding-right="0.075in" fo:padding-top="0in" fo:padding-bottom="0in" fo:border-left="3pt solid #000000" fo:border-right="3pt solid #000000" fo:border-top="0.75pt solid #000000" fo:border-bottom="1.5pt solid #000000" style:writing-mode="lr-tb"/>
    </style:style>
    <style:style style:name="Table1.12" style:family="table-row">
      <style:table-row-properties style:min-row-height="0.9778in" fo:keep-together="auto"/>
    </style:style>
    <style:style style:name="Table1.A13" style:family="table-cell">
      <style:table-cell-properties fo:padding-left="0.075in" fo:padding-right="0.075in" fo:padding-top="0in" fo:padding-bottom="0in" fo:border-left="3pt solid #000000" fo:border-right="3pt solid #000000" fo:border-top="0.75pt solid #000000" fo:border-bottom="3pt solid #000000" style:writing-mode="lr-tb"/>
    </style:style>
    <style:style style:name="Table1.A15" style:family="table-cell">
      <style:table-cell-properties fo:padding-left="0.075in" fo:padding-right="0.075in" fo:padding-top="0in" fo:padding-bottom="0in" fo:border-left="3pt solid #000000" fo:border-right="3pt solid #000000" fo:border-top="0.5pt solid #000000" fo:border-bottom="0.5pt solid #000000" style:writing-mode="lr-tb"/>
    </style:style>
    <style:style style:name="Table1.A16" style:family="table-cell">
      <style:table-cell-properties fo:padding-left="0.075in" fo:padding-right="0.075in" fo:padding-top="0in" fo:padding-bottom="0in" fo:border-left="3pt solid #000000" fo:border-right="3pt solid #000000" fo:border-top="0.5pt solid #000000" fo:border-bottom="3pt solid #000000" style:writing-mode="lr-tb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language="cs" fo:country="CZ" style:text-underline-style="solid" style:text-underline-width="auto" style:text-underline-color="font-color" style:letter-kerning="false" style:language-asian="cs" style:country-asian="CZ" style:font-size-complex="11pt" style:language-complex="ar" style:country-complex="SA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font-size="10pt" fo:language="cs" fo:country="CZ" fo:font-weight="normal" officeooo:rsid="001d8d35" officeooo:paragraph-rsid="001d8d35" style:letter-kerning="false" style:font-size-asian="10pt" style:language-asian="cs" style:country-asian="CZ" style:font-weight-asian="normal" style:font-size-complex="10pt" style:language-complex="ar" style:country-complex="SA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fo:font-weight="normal" style:letter-kerning="false" style:font-size-asian="10pt" style:language-asian="cs" style:country-asian="CZ" style:font-weight-asian="normal" style:font-size-complex="10pt" style:language-complex="ar" style:country-complex="SA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style:text-underline-style="solid" style:text-underline-width="auto" style:text-underline-color="font-color" officeooo:rsid="001a35ba" style:letter-kerning="false" style:font-size-asian="10pt" style:language-asian="cs" style:country-asian="CZ" style:font-size-complex="10pt" style:language-complex="ar" style:country-complex="SA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language="cs" fo:country="CZ" officeooo:rsid="001a35ba" officeooo:paragraph-rsid="001a35ba" style:letter-kerning="false" style:language-asian="cs" style:country-asian="CZ" style:font-size-complex="11pt" style:language-complex="ar" style:country-complex="SA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language="cs" fo:country="CZ" style:letter-kerning="false" style:language-asian="cs" style:country-asian="CZ" style:font-size-complex="11pt" style:language-complex="ar" style:country-complex="SA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language="cs" fo:country="CZ" style:letter-kerning="false" style:language-asian="cs" style:country-asian="CZ" style:font-size-complex="11pt" style:language-complex="ar" style:country-complex="SA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fo:font-weight="bold" style:letter-kerning="false" style:font-size-asian="10pt" style:language-asian="cs" style:country-asian="CZ" style:font-weight-asian="bold" style:font-size-complex="10pt" style:language-complex="ar" style:country-complex="SA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1bb404" officeooo:paragraph-rsid="001bb404" style:letter-kerning="false" style:font-size-asian="10pt" style:language-asian="cs" style:country-asian="CZ" style:font-size-complex="10pt" style:language-complex="ar" style:country-complex="SA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paragraph-rsid="001bb404" style:letter-kerning="false" style:font-size-asian="10pt" style:language-asian="cs" style:country-asian="CZ" style:font-size-complex="10pt" style:language-complex="ar" style:country-complex="SA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paragraph-rsid="001c3199" style:letter-kerning="false" style:font-size-asian="10pt" style:language-asian="cs" style:country-asian="CZ" style:font-size-complex="10pt" style:language-complex="ar" style:country-complex="SA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style:letter-kerning="false" style:font-size-asian="10pt" style:language-asian="cs" style:country-asian="CZ" style:font-size-complex="10pt" style:language-complex="ar" style:country-complex="SA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paragraph-rsid="0023bb1a" style:letter-kerning="false" style:font-size-asian="10pt" style:language-asian="cs" style:country-asian="CZ" style:font-size-complex="10pt" style:language-complex="ar" style:country-complex="SA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paragraph-rsid="002be14c" style:letter-kerning="false" style:font-size-asian="10pt" style:language-asian="cs" style:country-asian="CZ" style:font-size-complex="10pt" style:language-complex="ar" style:country-complex="SA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1c3199" officeooo:paragraph-rsid="001c3199" style:letter-kerning="false" style:font-size-asian="10pt" style:language-asian="cs" style:country-asian="CZ" style:font-size-complex="10pt" style:language-complex="ar" style:country-complex="SA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font-size="10pt" fo:language="cs" fo:country="CZ" officeooo:rsid="002156e5" officeooo:paragraph-rsid="002156e5" style:letter-kerning="false" style:font-size-asian="10pt" style:language-asian="cs" style:country-asian="CZ" style:font-size-complex="10pt" style:language-complex="ar" style:country-complex="SA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2156e5" officeooo:paragraph-rsid="002156e5" style:letter-kerning="false" style:font-size-asian="10pt" style:language-asian="cs" style:country-asian="CZ" style:font-size-complex="10pt" style:language-complex="ar" style:country-complex="SA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1d8d35" officeooo:paragraph-rsid="001d8d35" style:letter-kerning="false" style:font-size-asian="10pt" style:language-asian="cs" style:country-asian="CZ" style:font-size-complex="10pt" style:language-complex="ar" style:country-complex="SA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1d8d35" style:letter-kerning="false" style:font-size-asian="10pt" style:language-asian="cs" style:country-asian="CZ" style:font-size-complex="10pt" style:language-complex="ar" style:country-complex="SA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21b3ee" officeooo:paragraph-rsid="0021b3ee" style:letter-kerning="false" style:font-size-asian="10pt" style:language-asian="cs" style:country-asian="CZ" style:font-size-complex="10pt" style:language-complex="ar" style:country-complex="SA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font-size="10pt" fo:language="cs" fo:country="CZ" officeooo:rsid="0021b3ee" officeooo:paragraph-rsid="0021b3ee" style:letter-kerning="false" style:font-size-asian="10pt" style:language-asian="cs" style:country-asian="CZ" style:font-size-complex="10pt" style:language-complex="ar" style:country-complex="SA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font-size="10pt" fo:language="cs" fo:country="CZ" officeooo:rsid="0021b3ee" officeooo:paragraph-rsid="0021b3ee" style:letter-kerning="false" style:font-size-asian="10pt" style:language-asian="cs" style:country-asian="CZ" style:font-size-complex="10pt" style:language-complex="ar" style:country-complex="SA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font-size="10pt" fo:language="cs" fo:country="CZ" officeooo:rsid="00264337" officeooo:paragraph-rsid="00264337" style:letter-kerning="false" style:font-size-asian="10pt" style:language-asian="cs" style:country-asian="CZ" style:font-size-complex="10pt" style:language-complex="ar" style:country-complex="SA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size="10pt" officeooo:rsid="001d8d35" officeooo:paragraph-rsid="001d8d35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fo:font-weight="bold" officeooo:rsid="001a35ba" style:font-size-asian="10pt" style:font-weight-asian="bold" style:font-size-complex="10pt"/>
    </style:style>
    <style:style style:name="T3" style:family="text">
      <style:text-properties fo:font-size="10pt" fo:font-weight="bold" officeooo:rsid="002156e5" style:font-size-asian="10pt" style:font-weight-asian="bold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a35ba" style:font-size-asian="10pt" style:font-size-complex="10pt"/>
    </style:style>
    <style:style style:name="T6" style:family="text">
      <style:text-properties officeooo:rsid="001bb404"/>
    </style:style>
    <style:style style:name="T7" style:family="text">
      <style:text-properties officeooo:rsid="001c3199"/>
    </style:style>
    <style:style style:name="T8" style:family="text">
      <style:text-properties officeooo:rsid="001d8d35"/>
    </style:style>
    <style:style style:name="T9" style:family="text">
      <style:text-properties officeooo:rsid="0014810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450c2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450c2" style:font-style-asian="normal" style:font-style-complex="normal"/>
    </style:style>
    <style:style style:name="T14" style:family="text">
      <style:text-properties officeooo:rsid="002156e5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a35ba" style:font-weight-asian="normal" style:font-weight-complex="normal"/>
    </style:style>
    <style:style style:name="T17" style:family="text">
      <style:text-properties officeooo:rsid="0021b3ee"/>
    </style:style>
    <style:style style:name="T18" style:family="text">
      <style:text-properties officeooo:rsid="00237289"/>
    </style:style>
    <style:style style:name="T19" style:family="text">
      <style:text-properties officeooo:rsid="0023bb1a"/>
    </style:style>
    <style:style style:name="T20" style:family="text">
      <style:text-properties officeooo:rsid="002450c2"/>
    </style:style>
    <style:style style:name="T21" style:family="text">
      <style:text-properties officeooo:rsid="00286a0f"/>
    </style:style>
    <style:style style:name="T22" style:family="text">
      <style:text-properties officeooo:rsid="00298f38"/>
    </style:style>
    <style:style style:name="T23" style:family="text">
      <style:text-properties officeooo:rsid="002be14c"/>
    </style:style>
    <style:style style:name="T24" style:family="text">
      <style:text-properties officeooo:rsid="0031980c"/>
    </style:style>
    <style:style style:name="T25" style:family="text">
      <style:text-properties officeooo:rsid="0032a05b"/>
    </style:style>
    <style:style style:name="T26" style:family="text">
      <style:text-properties officeooo:rsid="00348a13"/>
    </style:style>
    <style:style style:name="T27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 loext:marker-style-name="T1"><text:span text:style-name="T1">Jára Cimrman, </text:span><text:span text:style-name="T3">Ladislav Smoljak, Zdeněk Svěrák</text:span><text:span text:style-name="T1"> – Dobytí severního pólu</text:span></text:p>
            <text:p text:style-name="P8" loext:marker-style-name="T1"/>
          </table:table-cell>
        </table:table-row>
        <table:table-row table:style-name="Table1.1">
          <table:table-cell table:style-name="Table1.A2" office:value-type="string">
            <text:p text:style-name="P6" loext:marker-style-name="T1"><text:span text:style-name="T2">A</text:span><text:span text:style-name="T1">nalýza uměleckého textu</text:span></text:p>
          </table:table-cell>
        </table:table-row>
        <table:table-row table:style-name="Table1.1">
          <table:table-cell table:style-name="Table1.A3" office:value-type="string">
            <text:p text:style-name="P6" loext:marker-style-name="T4"><text:span text:style-name="T4">I. část:</text:span><text:span text:style-name="T4"/></text:p>
          </table:table-cell>
        </table:table-row>
        <table:table-row table:style-name="Table1.1">
          <table:table-cell table:style-name="Table1.A4" office:value-type="string">
            <text:p text:style-name="P1"><text:span text:style-name="T5">D</text:span><text:span text:style-name="T4">ramatický žánr</text:span></text:p>
            <text:p text:style-name="P9" loext:marker-style-name="T4"><text:span text:style-name="T14">k</text:span>omedie</text:p>
            <text:p text:style-name="P9" loext:marker-style-name="T4"/>
          </table:table-cell>
        </table:table-row>
        <table:table-row table:style-name="Table1.1">
          <table:table-cell table:style-name="Table1.A4" office:value-type="string">
            <text:p text:style-name="P1"><text:span text:style-name="T5">T</text:span><text:span text:style-name="T4">éma a motivy</text:span></text:p>
            <text:p text:style-name="P10" loext:marker-style-name="T4">Severní pól, polární pustina, mráz, <text:span text:style-name="T14">kamna, </text:span>humor, české národní cítění, otužování, pes, na<text:span text:style-name="T8">c</text:span>ionalismus, přátelství, kanibalismus, výlet</text:p>
            <text:p text:style-name="P10" loext:marker-style-name="T4"/>
          </table:table-cell>
        </table:table-row>
        <table:table-row table:style-name="Table1.1">
          <table:table-cell table:style-name="Table1.A4" office:value-type="string">
            <text:p text:style-name="P1"><text:span text:style-name="T5">Č</text:span><text:span text:style-name="T4">asoprostor</text:span></text:p>
            <text:p text:style-name="P14" loext:marker-style-name="T4"><text:span text:style-name="T14">h</text:span><text:span text:style-name="T6">ra se odehrává roku 1909</text:span></text:p>
            <text:p text:style-name="P14" loext:marker-style-name="T4"><text:span text:style-name="T23">v</text:span><text:span text:style-name="T6">ětšina děje se odehrává v polárních pustinách, j</text:span><text:span text:style-name="T23">sou</text:span><text:span text:style-name="T6"> zníněn</text:span><text:span text:style-name="T8">a</text:span><text:span text:style-name="T6"> také </text:span><text:span text:style-name="T8">místa jako </text:span><text:span text:style-name="T6">Náchod, </text:span><text:span text:style-name="T8">Kokořín</text:span><text:span text:style-name="T6"> či Petrohrad</text:span></text:p>
            <text:p text:style-name="P10" loext:marker-style-name="T4"/>
          </table:table-cell>
        </table:table-row>
        <table:table-row table:style-name="Table1.1">
          <table:table-cell table:style-name="Table1.A7" office:value-type="string">
            <text:p text:style-name="P1"><text:span text:style-name="T5">K</text:span><text:span text:style-name="T4">ompoziční výstavba</text:span></text:p>
            <text:p text:style-name="P9" loext:marker-style-name="T4"><text:span text:style-name="T14">p</text:span>řed hrou několik humorných scének a přednášek.</text:p>
            <text:p text:style-name="P10" loext:marker-style-name="T4"><text:span text:style-name="T14">d</text:span><text:span text:style-name="T6">ěj samotné hry je vyprávěn chronologicky.</text:span></text:p>
            <text:p text:style-name="P10" loext:marker-style-name="T4"/>
          </table:table-cell>
        </table:table-row>
        <table:table-row table:style-name="Table1.1">
          <table:table-cell table:style-name="Table1.A3" office:value-type="string">
            <text:p text:style-name="P6" loext:marker-style-name="T4"><text:span text:style-name="T4">II. část:</text:span><text:span text:style-name="T4"/></text:p>
          </table:table-cell>
        </table:table-row>
        <table:table-row table:style-name="Table1.1">
          <table:table-cell table:style-name="Table1.A4" office:value-type="string">
            <text:p text:style-name="P1"><text:span text:style-name="T5">P</text:span><text:span text:style-name="T4">ostavy</text:span></text:p>
            <text:p text:style-name="P10" loext:marker-style-name="T4"><text:span text:style-name="T6">Karel Němec – „Náčelník“, velitel výpravy. Hrdý Čech, přestože se jmenuje Němec.</text:span></text:p>
            <text:p text:style-name="P9" loext:marker-style-name="T4">Václav Poustka – <text:span text:style-name="T24">p</text:span>omocný učitel, vede deník výpravy.</text:p>
            <text:p text:style-name="P9" loext:marker-style-name="T4">Vojtěch Šofr – <text:span text:style-name="T24">l</text:span>ékárník, vypráví mnoho historek.</text:p>
            <text:p text:style-name="P9" loext:marker-style-name="T4">Varel Frištenský – <text:span text:style-name="T24">s</text:span>ilný, ale slabomyslný. Zastává funkci tažných psů.</text:p>
            <text:p text:style-name="P9" loext:marker-style-name="T4"/>
          </table:table-cell>
        </table:table-row>
        <table:table-row table:style-name="Table1.1">
          <table:table-cell table:style-name="Table1.A7" office:value-type="string">
            <text:p text:style-name="P1"><text:span text:style-name="T5">T</text:span><text:span text:style-name="T4">ypy promluv</text:span></text:p>
            <text:p text:style-name="P15" loext:marker-style-name="T4"><text:span text:style-name="T14">p</text:span>řevládají dialogy mezi postavami</text:p>
            <text:p text:style-name="P11" loext:marker-style-name="T4"><text:span text:style-name="T14">m</text:span><text:span text:style-name="T7">ísty monology – předčítání z deníku výpravy</text:span></text:p>
            <text:p text:style-name="P16" loext:marker-style-name="T4">Scénické poznámky - <text:span text:style-name="T10">(Frištenský ukáže přes rameno, kde má na zádech zmrzlé polárníky.)</text:span></text:p>
            <text:p text:style-name="P16" loext:marker-style-name="T4"><text:span text:style-name="T10"/></text:p>
          </table:table-cell>
        </table:table-row>
        <table:table-row table:style-name="Table1.1">
          <table:table-cell table:style-name="Table1.A3" office:value-type="string">
            <text:p text:style-name="P6" loext:marker-style-name="T4"><text:span text:style-name="T4">III. část:</text:span><text:span text:style-name="T4"/></text:p>
          </table:table-cell>
        </table:table-row>
        <table:table-row table:style-name="Table1.12">
          <table:table-cell table:style-name="Table1.A4" office:value-type="string">
            <text:p text:style-name="P4">Jazykové prostředky a jejich funkce</text:p>
            <text:p text:style-name="P18" loext:marker-style-name="T4">převládá obecná čeština, <text:span text:style-name="Default_20_Paragraph_20_Font"><text:span text:style-name="T9">č</text:span></text:span><text:span text:style-name="Default_20_Paragraph_20_Font">asté nespisovné výrazy, dokonce i vulgarismy (</text:span><text:span text:style-name="Default_20_Paragraph_20_Font"><text:span text:style-name="T10">Kterýho?, Do lékárny. Do prdele, to je mi smutno!</text:span></text:span><text:span text:style-name="Default_20_Paragraph_20_Font"><text:span text:style-name="T12">)</text:span></text:span></text:p>
            <text:p text:style-name="P19" loext:marker-style-name="T4">jazyk uzpůsoben tomu, kdo zrovna promlouvá - např. <text:span text:style-name="T14">Fryštenský se vyjadřuje jinak než Náčelník</text:span></text:p>
            <text:p text:style-name="P17" loext:marker-style-name="T4">časté slovní hříčky – např. houser jako bolest zad a pták</text:p>
            <text:p text:style-name="P17" loext:marker-style-name="T4"><text:span text:style-name="T17">četné</text:span> germanismy – <text:span text:style-name="T24">t</text:span><text:span text:style-name="T12">ejden</text:span><text:span text:style-name="T10"> vám to týden melduju</text:span><text:span text:style-name="T12">; </text:span><text:span text:style-name="T10">nádraží Františka Josefa</text:span></text:p>
            <text:p text:style-name="P17" loext:marker-style-name="T4">všudypřítomná přím<text:span text:style-name="T21">á</text:span> reč – nap<text:span text:style-name="T21">r</text:span>ostá většina textu je přímá řeč</text:p>
            <text:p text:style-name="P12" loext:marker-style-name="T4"/>
            <text:p text:style-name="P20" loext:marker-style-name="T4">Užitým jazykem autoři diváka přibližují do doby, kdy se hra má odehrávat a slovnímy hříčkami promluvy ozvláštňují.</text:p>
            <text:p text:style-name="P12" loext:marker-style-name="T4"/>
          </table:table-cell>
        </table:table-row>
        <table:table-row table:style-name="Table1.1">
          <table:table-cell table:style-name="Table1.A13" office:value-type="string">
            <text:p text:style-name="P1"><text:span text:style-name="T5">U</text:span><text:span text:style-name="T4">mělecké prostředky a jejich funkce</text:span></text:p>
            <text:p text:style-name="P16" loext:marker-style-name="T4">oxymoron – <text:span text:style-name="T10">naše slavné prohry</text:span></text:p>
            <text:p text:style-name="P22" loext:marker-style-name="T4"><text:span text:style-name="T10">aposiopese - Když to srovnám s tím výletem na Kokořín…</text:span></text:p>
            <text:p text:style-name="P17" loext:marker-style-name="T4">ironie - <text:span text:style-name="T10">Z Prahy. Österreich.</text:span><text:span text:style-name="T12">; Čech, který se jmenuje Němec; ...</text:span></text:p>
            <text:p text:style-name="P20" loext:marker-style-name="T4">řečnická otázka - <text:span text:style-name="T10">Vrátíme se?</text:span></text:p>
            <text:p text:style-name="P12" loext:marker-style-name="T4"/>
            <text:p text:style-name="P21" loext:marker-style-name="T4">Autoři <text:span text:style-name="T18">velmi kreativně pracují s </text:span>uměleck<text:span text:style-name="T18">ými</text:span> prostředky využívají <text:span text:style-name="T18">je </text:span>především <text:span text:style-name="T18">k vytváření vtipů a humorných momentů.</text:span></text:p>
            <text:p text:style-name="P12" loext:marker-style-name="T4"/>
          </table:table-cell>
        </table:table-row>
        <table:table-row table:style-name="Table1.1">
          <table:table-cell table:style-name="Table1.A1" office:value-type="string">
            <text:p text:style-name="P6" loext:marker-style-name="T1"><text:span text:style-name="T2">L</text:span><text:span text:style-name="T1">iterárněhistorický kontext</text:span></text:p>
          </table:table-cell>
        </table:table-row>
        <table:table-row table:style-name="Table1.1">
          <table:table-cell table:style-name="Table1.A15" office:value-type="string">
            <text:p text:style-name="P1"><text:span text:style-name="T5">K</text:span><text:span text:style-name="T4">ontext autorovy tvorby</text:span></text:p>
            <text:p text:style-name="P13" loext:marker-style-name="T4"><text:span text:style-name="T19">Jako autor hry Dobytí severního pólu je uváděn fiktivní český vynálezce, filo</text:span><text:span text:style-name="T26">z</text:span><text:span text:style-name="T19">of a dramatik Jára Cimrman. Skutečnými tvůrci jsou režisér, herec, scénárista Ladislav Smoljak a dramatik, autor písní, scénárista, herec Zdeněk Svěrák. </text:span><text:span text:style-name="T20">Ladislav Smoljak se roku 1931 v Praze narodil do dělnické rodiny. Původně se pracoval jako učitel, později byl také redaktorem. Společně se Svěrákem spolupracoval na mnoha divadelních hrách a filmech. Mezi jejich nejslavnější </text:span><text:span text:style-name="T25">díla patří </text:span><text:span text:style-name="T20">filmy </text:span><text:span text:style-name="T11">Marečku, podejte mi pero!</text:span><text:span text:style-name="T13">; Jára Cimrman ležící, spící nebo </text:span><text:span text:style-name="T11">Jáchyme, hoď ho do stroje!.</text:span></text:p>
            <text:p text:style-name="P12" loext:marker-style-name="T4"/>
            <text:p text:style-name="P12" loext:marker-style-name="T4"/>
          </table:table-cell>
        </table:table-row>
        <text:soft-page-break/>
        <table:table-row table:style-name="Table1.1">
          <table:table-cell table:style-name="Table1.A16" office:value-type="string">
            <text:p text:style-name="P1"><text:span text:style-name="T5">L</text:span><text:span text:style-name="T4">iterární/obecně kulturní kontext</text:span></text:p>
            <text:p text:style-name="P23" loext:marker-style-name="T4">Divadelní hra Dobytí severního pólu se dočkala premiéry roku 1985. Dílo vzniklo vrámci takzvaného Divadla Járy Cimrmana. Tento soubor vznikl koncem 60. let, hlubok<text:span text:style-name="T22">o</text:span> v době komunistické. Ústředními osobnostmi tohoto spolku byli Ladislav Smoljak a Zdeněk Svěrák. Jejich tvorba je točila kolem „Járy Cimrmana“ – vymyšleného českého polyhistora. Autorem her <text:span text:style-name="T15">jako </text:span><text:span text:style-name="T16">Dobytí severního pólu </text:span><text:span text:style-name="T15">měl být právě on – jeho hry pak členové tohoto spolku objevili a hráli. Divadlo Járy Cimrmana patří mezi nejoblíbenější moderní česká divadla.</text:span></text:p>
            <text:p text:style-name="P12" loext:marker-style-name="T4"/>
          </table:table-cell>
        </table:table-row>
        <table:table-row table:style-name="Table1.1">
          <table:table-cell table:style-name="Table1.A16" office:value-type="string">
            <text:p text:style-name="P7" loext:marker-style-name="T1"><text:span text:style-name="T2">H</text:span><text:span text:style-name="T1">odnocení (zdůvodněný názor)</text:span></text:p>
            <text:p text:style-name="P2">Nejsem zrovna vášnivým fanouškem divadelních her. „Cimrmanovi“ hry patří, vedle např. Revizora, mezi ty, které se mi líbily. Na Dobytí severního pólu oceňuji především její nadčasový humor – vtipy o Rakousku-Uhersku nebo o prostém člověkovi, kterému nedochází, že ho jeho společníci chtějí sníst, jen tak nezestárnou. Herecké výkony v mnou shlédnutém provedení byli perfektní. Jediné, co mohu představení vytknout, jsou úvodní přednášky, které byly místy lehce zdlouhavé. I přes tuto drobnou vadu na kráse musím Smoljakovu a Svěrákovu rozhodně doporučit.</text:p>
            <text:p text:style-name="P3"><text:bookmark text:name="_GoBack"/><text:bookmark text:name="_Hlk72391639"/></text:p>
          </table:table-cell>
        </table:table-row>
      </table:table>
      <text:p text:style-name="P24" loext:marker-style-name="T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s" fo:country="CZ" style:letter-kerning="false" style:font-name-asian="DejaVu Sans" style:font-size-asian="11pt" style:language-asian="cs" style:country-asian="CZ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cs" fo:country="CZ" style:letter-kerning="false" style:font-name-asian="DejaVu Sans" style:font-size-asian="11pt" style:language-asian="cs" style:country-asian="CZ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3811in" fo:margin-right="1.2339in" fo:margin-top="0in" fo:margin-bottom="0.0071in" style:contextual-spacing="false" fo:line-height="103%" fo:text-align="justify" style:justify-single-word="false" fo:orphans="2" fo:widows="2" fo:text-indent="-0.4508in" style:auto-text-indent="false" style:writing-mode="lr-tb"/>
      <style:text-properties fo:color="#000000" loext:opacity="100%" style:font-name="Calibri" fo:font-family="Calibri" style:font-family-generic="roman" style:font-pitch="variable" fo:font-size="15pt" style:font-name-asian="Calibri1" style:font-family-asian="Calibri" style:font-family-generic-asian="system" style:font-pitch-asian="variable" style:font-size-asian="15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1.2339in" fo:margin-top="0in" fo:margin-bottom="0.0071in" style:contextual-spacing="true" fo:text-indent="-0.4508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0693in" fo:page-height="11.5693in" style:num-format="1" style:print-orientation="portrait" fo:margin-top="0.5in" fo:margin-bottom="0.5in" fo:margin-left="0.5in" fo:margin-right="0.5in" style:writing-mode="lr-tb" style:layout-grid-color="#c0c0c0" style:layout-grid-lines="37" style:layout-grid-base-height="0.2835in" style:layout-grid-ruby-height="0in" style:layout-grid-mode="none" style:layout-grid-ruby-below="false" style:layout-grid-print="false" style:layout-grid-display="false" style:layout-grid-base-width="0.2083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0693in" fo:page-height="11.5693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Švarcová Michaela</meta:initial-creator>
    <meta:editing-cycles>27</meta:editing-cycles>
    <meta:creation-date>2021-05-19T12:39:00</meta:creation-date>
    <dc:date>2024-02-11T17:38:57.338773281</dc:date>
    <meta:generator>LibreOffice/7.5.9.2$Linux_X86_64 LibreOffice_project/50$Build-2</meta:generator>
    <meta:editing-duration>PT2H19M</meta:editing-duration>
    <meta:document-statistic meta:table-count="1" meta:image-count="0" meta:object-count="0" meta:page-count="2" meta:paragraph-count="44" meta:word-count="517" meta:character-count="3599" meta:non-whitespace-character-count="3113"/>
    <meta:user-defined meta:name="AppVersion">16.0000</meta:user-defined>
    <meta:user-defined meta:name="ContentTypeId">0x0101009E22FE4FC7D49346A62492569CB3E212</meta:user-defined>
    <meta:user-defined meta:name="MediaServiceImageTags"/>
    <meta:template xlink:type="simple" xlink:actuate="onRequest" xlink:title="Normal" xlink:href=""/>
  </office:meta>
</office:document-meta>
</file>